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DejaVu Sans1" svg:font-family="'DejaVu Sans'" style:font-family-generic="roma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list-style-name="L1">
      <style:paragraph-properties fo:margin-left="-2.501cm" fo:margin-right="0cm" fo:text-indent="0cm" style:auto-text-indent="false"/>
    </style:style>
    <style:style style:name="P2" style:family="paragraph" style:parent-style-name="Standard" style:list-style-name="L2">
      <style:paragraph-properties fo:margin-left="1.251cm" fo:margin-right="0cm" fo:text-indent="0cm" style:auto-text-indent="false"/>
    </style:style>
    <style:style style:name="P3" style:family="paragraph" style:parent-style-name="Standard">
      <style:paragraph-properties fo:margin-left="1.251cm" fo:margin-right="0cm" fo:text-indent="0cm" style:auto-text-indent="false"/>
    </style:style>
    <style:style style:name="P4" style:family="paragraph" style:parent-style-name="Heading_20_2">
      <style:paragraph-properties fo:margin-left="1.251cm" fo:margin-right="0cm" fo:text-indent="0cm" style:auto-text-indent="false"/>
    </style:style>
    <style:style style:name="P5" style:family="paragraph" style:parent-style-name="Text_20_body" style:list-style-name="L3">
      <style:paragraph-properties fo:margin-top="0cm" fo:margin-bottom="0cm"/>
    </style:style>
    <style:style style:name="P6" style:family="paragraph" style:parent-style-name="Text_20_body" style:list-style-name="L3"/>
    <style:style style:name="P7" style:family="paragraph" style:parent-style-name="Text_20_body" style:list-style-name="L4">
      <style:paragraph-properties fo:margin-top="0cm" fo:margin-bottom="0cm"/>
    </style:style>
    <style:style style:name="P8" style:family="paragraph" style:parent-style-name="Text_20_body" style:list-style-name="L4"/>
    <style:style style:name="P9" style:family="paragraph" style:parent-style-name="Text_20_body" style:list-style-name="L5">
      <style:paragraph-properties fo:margin-top="0cm" fo:margin-bottom="0cm"/>
    </style:style>
    <style:style style:name="P10" style:family="paragraph" style:parent-style-name="Text_20_body" style:list-style-name="L5"/>
    <style:style style:name="P11" style:family="paragraph" style:parent-style-name="Standard" style:list-style-name="L2">
      <style:paragraph-properties fo:margin-left="-1.251cm" fo:margin-right="0cm" fo:text-indent="0cm" style:auto-text-indent="false"/>
    </style:style>
    <style:style style:name="P12" style:family="paragraph" style:parent-style-name="Standard">
      <style:paragraph-properties fo:margin-left="-1.251cm" fo:margin-right="0cm" fo:text-indent="0cm" style:auto-text-indent="false"/>
    </style:style>
    <style:style style:name="T1" style:family="text">
      <style:text-properties fo:font-size="24pt" style:text-underline-style="solid" style:text-underline-width="auto" style:text-underline-color="font-color" fo:font-weight="bold" style:font-size-asian="24pt" style:font-weight-asian="bold" style:font-size-complex="24pt"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tab/><text:tab/><text:tab/><text:span text:style-name="T1">I] Concepts généraux :</text:span></text:p>
      <text:p text:style-name="Standard"/>
      <text:list text:style-name="L1">
        <text:list-item>
          <text:list>
            <text:list-item>
              <text:list>
                <text:list-header>
                  <text:p text:style-name="P1"><text:line-break/>Nous venons de voir que la stéganographie existe depuis bien plus longtemps que l'informatique. Je vais donc vous présenter ce que peut apporter l'informatique à la stéganographie mais aussi ce que la stéganographie peut apporter à l'informatique.</text:p>
                  <text:p text:style-name="P1"/>
                </text:list-header>
              </text:list>
            </text:list-item>
          </text:list>
        </text:list-item>
      </text:list>
      <text:list text:style-name="L2">
        <text:list-item>
          <text:p text:style-name="P2">Principe global<text:line-break/>- késako</text:p>
        </text:list-item>
      </text:list>
      <text:p text:style-name="P3">Rendre une information invisible.</text:p>
      <text:p text:style-name="P3">Noyer une info dans une autre.</text:p>
      <text:p text:style-name="P3"/>
      <text:h text:style-name="P4" text:outline-level="2" text:is-list-header="true">A quoi peut servir la Stéganographie ?</text:h>
      <text:p text:style-name="Text_20_body">La Stéganographie n'est pas qu'un gadget pour agent secret ou un amusement pour les chercheurs en cryptographie. De nombreux usages peuvent exister dans des domaines très variés mais souvent sensibles.</text:p>
      <text:list text:style-name="L3">
        <text:list-item>
          <text:p text:style-name="P5">Communiquer en toute liberté même dans des conditions de censure et de surveillance. </text:p>
        </text:list-item>
        <text:list-item>
          <text:p text:style-name="P5">Protéger ses communications privées là où l’utilisation de la crytographie n’est normalement pas permise ou soulèverait des suspicions. </text:p>
        </text:list-item>
        <text:list-item>
          <text:p text:style-name="P5">Contrebalancer toutes les législations ou barrières possibles empêchant l’usage de la cryptographie. </text:p>
        </text:list-item>
        <text:list-item>
          <text:p text:style-name="P6">Publier des informations ouvertement mais à l’insu de tous des informations qui pourront ensuite être révélées et dont l’antériorité sera incontestable et vérifiable par tous. </text:p>
        </text:list-item>
      </text:list>
      <text:p text:style-name="Text_20_body">Il existe aussi aux moins deux classes de techniques faisant partie de la stéganographie mais suffisamment particulière pour mériter un nom.</text:p>
      <text:h text:style-name="Heading_20_3" text:outline-level="3" text:is-list-header="true">Filigrane (‘watermarking’) :</text:h>
      <text:list text:style-name="L4">
        <text:list-item>
          <text:p text:style-name="P7">Protéger les possesseurs de copyright sur des documents numériques en cachant une signature dans l'information de sorte que même une partie modifiée du document conserve la signature. </text:p>
        </text:list-item>
        <text:list-item>
          <text:p text:style-name="P8">Découvrir l’origine de fuites en marquant de façon cachée et unique chaque copie d’un document confidentiel. </text:p>
        </text:list-item>
      </text:list>
      <text:h text:style-name="Heading_20_3" text:outline-level="3" text:is-list-header="true">Canal de communication secrète (‘cover channel’) :</text:h>
      <text:list text:style-name="L5">
        <text:list-item>
          <text:p text:style-name="P9">Permettre à des partenaires de communiquer de façon secrète en établissant un véritable protocole de communication secrète au dessus d’autres protocoles anodins. </text:p>
        </text:list-item>
        <text:list-item>
          <text:p text:style-name="P10">Permettre une communication non autorisé à travers les communications autorisé d’un firewall. </text:p>
        </text:list-item>
      </text:list>
      <text:p text:style-name="Text_20_body">Ces techniques peuvent être utilisées par les agents secret, les mafias et les extra-terrestres qui tous veulent rester bien cachés. Naturellement, l’honnête homme a tout autant de raisons d’utiliser ces techniques.</text:p>
      <text:p text:style-name="Text_20_body">Un argument utilisé par les états pour interdire la cryptographie est de dire que les citoyens honnêtes n’ont rien à cacher et de soupçonner tous ceux qui utiliseraient de telles techniques. Cette logique appliquée au courrier interdirait l’usage des enveloppes et n’autoriserait que les cartes postales. La stéganographie vous permettra de cacher votre vrai message dans la photo accompagnée d’un message anodin à côté de l’adresse.</text:p>
      <text:p text:style-name="P3"/>
      <text:p text:style-name="P3"/>
      <text:list text:style-name="L2" text:continue-numbering="true">
        <text:list-header>
          <text:p text:style-name="P11"><text:tab/><text:tab/>- késanoko</text:p>
        </text:list-header>
      </text:list>
      <text:p text:style-name="P12"><text:tab/><text:tab/>Crypto</text:p>
      <text:list text:style-name="L2" text:continue-numbering="true">
        <text:list-header>
          <text:p text:style-name="P11"/>
        </text:list-header>
        <text:list-item>
          <text:p text:style-name="P2">Enjeux<text:line-break/>- politique<text:line-break/>- militaire<text:line-break/>- industriels</text:p>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1" svg:font-family="'DejaVu Sans'" style:font-family-generic="roma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font-name-asian="DejaVu Sans2" style:font-size-asian="12pt" style:language-asian="fr" style:country-asian="FR" style:font-name-complex="DejaVu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Heading_20_2" style:display-name="Heading 2" style:family="paragraph" style:parent-style-name="Heading" style:next-style-name="Text_20_body" style:class="text" style:default-outline-level="2">
      <style:text-properties style:font-name="DejaVu Sans1" fo:font-size="18pt" fo:font-weight="bold" style:font-name-asian="DejaVu Sans2" style:font-size-asian="18pt" style:font-weight-asian="bold" style:font-name-complex="DejaVu Sans2" style:font-size-complex="18pt" style:font-weight-complex="bold"/>
    </style:style>
    <style:style style:name="Heading_20_3" style:display-name="Heading 3" style:family="paragraph" style:parent-style-name="Heading" style:next-style-name="Text_20_body" style:class="text" style:default-outline-level="3">
      <style:text-properties style:font-name="DejaVu Sans1" fo:font-size="14pt" fo:font-weight="bold" style:font-name-asian="DejaVu Sans2" style:font-size-asian="14pt" style:font-weight-asian="bold" style:font-name-complex="DejaVu Sans2"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Broquet Karl</meta:initial-creator>
    <meta:creation-date>2006-11-08T16:18:07</meta:creation-date>
    <dc:creator>Delebarre Johann</dc:creator>
    <dc:date>2006-12-21T17:53:18</dc:date>
    <dc:language>fr-FR</dc:language>
    <meta:editing-cycles>7</meta:editing-cycles>
    <meta:editing-duration>PT4H46M16S</meta:editing-duration>
    <meta:user-defined meta:name="Info 1"/>
    <meta:user-defined meta:name="Info 2"/>
    <meta:user-defined meta:name="Info 3"/>
    <meta:user-defined meta:name="Info 4"/>
    <meta:document-statistic meta:table-count="0" meta:image-count="0" meta:object-count="0" meta:page-count="2" meta:paragraph-count="23" meta:word-count="367" meta:character-count="2576"/>
  </office:meta>
</office:document-meta>
</file>